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education" style:family="table">
      <style:table-properties style:width="6.6979in" fo:margin-left="0in" table:align="left"/>
    </style:style>
    <style:style style:name="education.A" style:family="table-column">
      <style:table-column-properties style:column-width="1.5in"/>
    </style:style>
    <style:style style:name="education.B" style:family="table-column">
      <style:table-column-properties style:column-width="5.1979in"/>
    </style:style>
    <style:style style:name="education.1" style:family="table-row">
      <style:table-row-properties style:min-row-height="0.25in"/>
    </style:style>
    <style:style style:name="education.A1" style:family="table-cell">
      <style:table-cell-properties fo:padding="0in" fo:border="none" style:writing-mode="page"/>
    </style:style>
    <style:style style:name="Table1" style:family="table">
      <style:table-properties style:width="6.7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2in"/>
    </style:style>
    <style:style style:name="Table1.1" style:family="table-row">
      <style:table-row-properties style:min-row-height="0.25in" fo:background-color="transparent">
        <style:background-image/>
      </style:table-row-properties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7in" table:align="center" fo:background-color="transparent">
        <style:background-image/>
      </style:table-properties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4.2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0.4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in" fo:border="none" style:writing-mode="page"/>
    </style:style>
    <style:style style:name="Table2.C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3.9375in"/>
    </style:style>
    <style:style style:name="Table3.B" style:family="table-column">
      <style:table-column-properties style:column-width="2.7604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P1" style:family="paragraph" style:parent-style-name="No_20_Spacing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57f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bb57f" officeooo:paragraph-rsid="000d2a5f" style:font-name-asian="Batang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in" fo:margin-right="0in" fo:margin-top="0.0791in" fo:margin-bottom="0.0791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araAttribute14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56316d"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2a5f"/>
    </style:style>
    <style:style style:name="P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bf3" officeooo:paragraph-rsid="000ebb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fo:font-size="14pt" fo:font-weight="normal" officeooo:paragraph-rsid="000b740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4pt" fo:font-weight="bold" officeooo:paragraph-rsid="000b7408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paragraph-rsid="000b7408"/>
    </style:style>
    <style:style style:name="P16" style:family="paragraph" style:parent-style-name="Standard">
      <style:paragraph-properties fo:text-align="end" style:justify-single-word="false"/>
      <style:text-properties fo:color="#56316d" fo:font-size="16pt" style:text-underline-style="none" fo:font-weight="bold" officeooo:paragraph-rsid="000b7408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0b7408" officeooo:paragraph-rsid="000b7408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56316d"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fo:font-weight="bold" officeooo:rsid="000b7408" officeooo:paragraph-rsid="000b7408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fo:font-weight="bold" officeooo:rsid="000d48a2" officeooo:paragraph-rsid="000d48a2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e44bd" officeooo:paragraph-rsid="000e44bd" style:font-size-asian="12pt" style:font-size-complex="12pt"/>
    </style:style>
    <style:style style:name="P2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b7408" officeooo:paragraph-rsid="000b7408" style:font-size-asian="12pt" style:font-size-complex="12pt"/>
    </style:style>
    <style:style style:name="P2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48a2" officeooo:paragraph-rsid="000d48a2" style:font-size-asian="12pt" style:font-size-complex="12pt"/>
    </style:style>
    <style:style style:name="P2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da37" officeooo:paragraph-rsid="000dda37" style:font-size-asian="12pt" style:font-size-complex="12pt"/>
    </style:style>
    <style:style style:name="P2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48a2"/>
    </style:style>
    <style:style style:name="P2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da37"/>
    </style:style>
    <style:style style:name="P2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99f" officeooo:paragraph-rsid="0012e9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.0791in" fo:margin-bottom="0.0791in" loext:contextual-spacing="false" fo:text-align="start" style:justify-single-word="false"/>
      <style:text-properties fo:font-size="12pt" style:font-size-asian="12pt" style:font-size-complex="12pt"/>
    </style:style>
    <style:style style:name="P31" style:family="paragraph" style:parent-style-name="Table_20_Contents">
      <style:paragraph-properties fo:margin-top="0.0791in" fo:margin-bottom="0.0791in" loext:contextual-spacing="false" fo:text-align="start" style:justify-single-word="false"/>
      <style:text-properties fo:font-size="12pt" officeooo:rsid="000e44bd" officeooo:paragraph-rsid="000e44bd" style:font-size-asian="12pt" style:font-size-complex="12pt"/>
    </style:style>
    <style:style style:name="P32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fo:color="#56316d"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.0791in" fo:margin-bottom="0.0791in" loext:contextual-spacing="false" fo:text-align="start" style:justify-single-word="false"/>
      <style:text-properties fo:color="#56316d"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.0791in" fo:margin-bottom="0.0791in" loext:contextual-spacing="false" fo:line-height="100%" fo:text-align="start" style:justify-single-word="false"/>
      <style:text-properties officeooo:paragraph-rsid="000b7408"/>
    </style:style>
    <style:style style:name="P35" style:family="paragraph" style:parent-style-name="Standard">
      <style:paragraph-properties fo:margin-top="0.0791in" fo:margin-bottom="0.0791in" loext:contextual-spacing="false" fo:text-align="start" style:justify-single-word="false"/>
      <style:text-properties officeooo:paragraph-rsid="000b7408"/>
    </style:style>
    <style:style style:name="P36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.0791in" fo:margin-bottom="0.0791in" loext:contextual-spacing="false" fo:line-height="100%" fo:text-align="start" style:justify-single-word="false"/>
      <style:text-properties fo:font-size="14pt" fo:font-weight="bold" officeooo:paragraph-rsid="000b7408" style:font-size-asian="14pt" style:font-weight-asian="bold" style:font-size-complex="14pt" style:font-weight-complex="bold"/>
    </style:style>
    <style:style style:name="T1" style:family="text">
      <style:text-properties fo:font-size="12pt" fo:font-weight="normal" officeooo:rsid="0003ee44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5eddb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22de0" style:font-size-asian="12pt" style:font-weight-asian="normal" style:font-size-complex="12pt" style:font-weight-complex="normal"/>
    </style:style>
    <style:style style:name="T4" style:family="text">
      <style:text-properties fo:font-size="12pt" officeooo:rsid="000d48a2" style:font-size-asian="12pt" style:font-size-complex="12pt"/>
    </style:style>
    <style:style style:name="T5" style:family="text">
      <style:text-properties fo:font-size="12pt" officeooo:rsid="00122de0" style:font-size-asian="12pt" style:font-size-complex="12pt"/>
    </style:style>
    <style:style style:name="T6" style:family="text">
      <style:text-properties fo:font-size="12pt" officeooo:rsid="000dda37" style:font-size-asian="12pt" style:font-size-complex="12pt"/>
    </style:style>
    <style:style style:name="T7" style:family="text">
      <style:text-properties officeooo:rsid="0003ee4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b7408"/>
    </style:style>
    <style:style style:name="T10" style:family="text">
      <style:text-properties style:font-name="DejaVu Serif" fo:font-size="10pt" style:text-underline-style="none" fo:font-weight="normal" style:font-name-asian="Batang1" style:font-size-asian="10pt" style:font-weight-asian="normal" style:font-name-complex="Times New Roman1" style:font-size-complex="10pt"/>
    </style:style>
    <style:style style:name="T11" style:family="text">
      <style:text-properties style:font-name="DejaVu Serif" fo:font-size="10pt" style:text-underline-style="none" fo:font-weight="normal" officeooo:rsid="0018dd24" style:font-name-asian="Batang1" style:font-size-asian="10pt" style:font-weight-asian="normal" style:font-name-complex="Times New Roman1" style:font-size-complex="10pt"/>
    </style:style>
    <style:style style:name="T12" style:family="text">
      <style:text-properties officeooo:rsid="000d48a2"/>
    </style:style>
    <style:style style:name="T13" style:family="text">
      <style:text-properties officeooo:rsid="000e44bd"/>
    </style:style>
    <style:style style:name="T14" style:family="text">
      <style:text-properties officeooo:rsid="000ea58f"/>
    </style:style>
    <style:style style:name="T15" style:family="text">
      <style:text-properties style:font-name-asian="Batang1"/>
    </style:style>
    <style:style style:name="T16" style:family="text">
      <style:text-properties officeooo:rsid="000c0901" style:font-name-asian="Batang1"/>
    </style:style>
    <style:style style:name="T17" style:family="text">
      <style:text-properties officeooo:rsid="000d78ef" style:font-name-asian="Batang1"/>
    </style:style>
    <style:style style:name="T18" style:family="text">
      <style:text-properties style:font-name="Liberation Serif" officeooo:rsid="000c0901" style:font-name-asian="Batang1"/>
    </style:style>
    <style:style style:name="T19" style:family="text">
      <style:text-properties style:font-name="Liberation Serif" officeooo:rsid="000d78ef" style:font-name-asian="Batang1"/>
    </style:style>
    <style:style style:name="T20" style:family="text">
      <style:text-properties style:font-name="Liberation Serif" officeooo:rsid="000c60ff" style:font-name-asian="Batang1"/>
    </style:style>
    <style:style style:name="T21" style:family="text">
      <style:text-properties style:font-name="Liberation Serif" officeooo:rsid="000ea58f" style:font-name-asian="Batang1"/>
    </style:style>
    <style:style style:name="T22" style:family="text">
      <style:text-properties officeooo:rsid="000d78ef"/>
    </style:style>
    <style:style style:name="T23" style:family="text">
      <style:text-properties officeooo:rsid="000c60ff"/>
    </style:style>
    <style:style style:name="T24" style:family="text">
      <style:text-properties officeooo:rsid="000ebbf3"/>
    </style:style>
    <style:style style:name="T25" style:family="text">
      <style:text-properties officeooo:rsid="000d2a5f"/>
    </style:style>
    <style:style style:name="T26" style:family="text">
      <style:text-properties fo:color="#56316d"/>
    </style:style>
    <style:style style:name="T27" style:family="text">
      <style:text-properties fo:color="#56316d" fo:font-size="14pt" fo:font-weight="bold" officeooo:rsid="000ee77a" style:font-size-asian="14pt" style:font-weight-asian="bold" style:font-size-complex="14pt" style:font-weight-complex="bold"/>
    </style:style>
    <style:style style:name="T28" style:family="text">
      <style:text-properties fo:color="#56316d" fo:font-size="14pt" fo:font-weight="bold" officeooo:rsid="0005eddb" style:font-size-asian="14pt" style:font-weight-asian="bold" style:font-size-complex="14pt" style:font-weight-complex="bold"/>
    </style:style>
    <style:style style:name="T29" style:family="text">
      <style:text-properties fo:color="#56316d" fo:font-size="14pt" fo:font-weight="bold" officeooo:rsid="000b7408" style:font-size-asian="14pt" style:font-weight-asian="bold" style:font-size-complex="14pt" style:font-weight-complex="bold"/>
    </style:style>
    <style:style style:name="T30" style:family="text">
      <style:text-properties officeooo:rsid="00122d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6">SIMON BLURTON <text:span text:style-name="T7">| FULL STACK SOFTWARE DEVELOPER</text:span></text:p>
      <text:p text:style-name="P16"/>
      <text:p text:style-name="P13">WhatsApp: +52 967 172 4985</text:p>
      <text:p text:style-name="P14"><text:span text:style-name="T8">Email: </text:span><text:a xlink:type="simple" xlink:href="mailto:Sblurton@hotmail.co.uk" text:style-name="Internet_20_link" text:visited-style-name="Visited_20_Internet_20_Link"><text:span text:style-name="T8">Sblurton@hotmail.co.uk</text:span></text:a></text:p>
      <text:p text:style-name="P37"><text:span text:style-name="T26">OBJECTIVE</text:span></text:p>
      <text:p text:style-name="P34"><text:span text:style-name="T1">I’ve been teaching myself to programming since </text:span><text:span text:style-name="T2">March 2020 </text:span><text:span text:style-name="T1">part time. </text:span><text:span text:style-name="T2">Though I’m very happy with my progress </text:span><text:span text:style-name="T3">so far </text:span><text:span text:style-name="T2">I would like to increase that progress of learning from a part time, to full time experience. Having some guidance, and to learn in a team of developers building bigger, and more impactful projects.</text:span></text:p>
      <text:p text:style-name="P35"><text:span text:style-name="T27">RELEVANT </text:span><text:span text:style-name="T28">E</text:span><text:span text:style-name="T29">DUCATION</text:span></text:p>
      <table:table table:name="education" table:style-name="education">
        <table:table-column table:style-name="education.A"/>
        <table:table-column table:style-name="education.B"/>
        <table:table-row table:style-name="education.1">
          <table:table-cell table:style-name="education.A1" office:value-type="string">
            <text:p text:style-name="P30">1998 - 2001</text:p>
          </table:table-cell>
          <table:table-cell table:style-name="education.A1" office:value-type="string">
            <text:p text:style-name="P30">Hull Hi-Tech NVQ levels 2 &amp; 3 IT and computing</text:p>
          </table:table-cell>
        </table:table-row>
        <table:table-row table:style-name="education.1">
          <table:table-cell table:style-name="education.A1" office:value-type="string">
            <text:p text:style-name="P31">1998 - 2001</text:p>
          </table:table-cell>
          <table:table-cell table:style-name="education.A1" office:value-type="string">
            <text:p text:style-name="P31">Key Skills level 3</text:p>
          </table:table-cell>
        </table:table-row>
      </table:table>
      <text:p text:style-name="P33">WORK EXPERIENCE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1998 - 2001</text:p>
          </table:table-cell>
          <table:table-cell table:style-name="Table1.A1" office:value-type="string">
            <text:p text:style-name="P21">Technical Support for a bar-coding company.</text:p>
            <text:p text:style-name="P27"><text:span text:style-name="T4">My first ever job </text:span><text:span text:style-name="T5">out of school in all I</text:span><text:span text:style-name="T4"> knew </text:span><text:span text:style-name="T5">about was in </text:span><text:span text:style-name="T4">comput</text:span><text:span text:style-name="T5">ing</text:span><text:span text:style-name="T4">. </text:span><text:span text:style-name="T5">Though as 2 years</text:span><text:span text:style-name="T4"> I wanted to travel </text:span><text:span text:style-name="T5">while I was still young</text:span><text:span text:style-name="T4"> so I left and found a career that I could travel with. </text:span><text:span text:style-name="T5">T</text:span><text:span text:style-name="T4">hough it was only meant to be temporary, </text:span><text:span text:style-name="T5">for a year then come back to the office</text:span><text:span text:style-name="T4">. It ended up being for 17 years.</text:span></text:p>
          </table:table-cell>
        </table:table-row>
        <table:table-row table:style-name="Table1.1">
          <table:table-cell table:style-name="Table1.A1" office:value-type="string">
            <text:p text:style-name="P24">2001 - 2007</text:p>
          </table:table-cell>
          <table:table-cell table:style-name="Table1.A1" office:value-type="string">
            <text:p text:style-name="P21">Restaurant Chef from Commis <text:span text:style-name="T12">Chef</text:span>, to Head Chef.</text:p>
            <text:p text:style-name="P26">I cooked in restaurants throughout Spain, France, Australia, and the UK. Learning to work with teams form all over the world. Picking job<text:span text:style-name="T30">s</text:span> for life experiences over anything. Trying to increase my creative skills.</text:p>
          </table:table-cell>
        </table:table-row>
        <table:table-row table:style-name="Table1.1">
          <table:table-cell table:style-name="Table1.A1" office:value-type="string">
            <text:p text:style-name="P24">2007 - 2018</text:p>
          </table:table-cell>
          <table:table-cell table:style-name="Table1.A1" office:value-type="string">
            <text:p text:style-name="P21">Private Chef <text:span text:style-name="T12">on</text:span> Super Yachts, <text:span text:style-name="T13">world wide</text:span>.</text:p>
            <text:p text:style-name="P28"><text:span text:style-name="T5">From d</text:span><text:span text:style-name="T6">ay one I felt impostor syndrome working </text:span><text:span text:style-name="T5">in the super yachting world, it’s still all a bit surreal even today</text:span><text:span text:style-name="T6">. After 11 years I really got to be creative with the cooking, </text:span><text:span text:style-name="T5">and provisioning in counties I’ve never been in languages I couldn’t speak</text:span><text:span text:style-name="T6">. Living on a ship working as a team 24/7, is a lot a about solving human problems from living so close together.</text:span></text:p>
          </table:table-cell>
        </table:table-row>
        <table:table-row table:style-name="Table1.1">
          <table:table-cell table:style-name="Table1.A1" office:value-type="string">
            <text:p text:style-name="P25">2018 - 2021</text:p>
          </table:table-cell>
          <table:table-cell table:style-name="Table1.A1" office:value-type="string">
            <text:p text:style-name="P22">Sea Shepard volunteer as deckhand, <text:span text:style-name="T13">or</text:span> the chief cook.</text:p>
            <text:p text:style-name="P26">Probably the work I’ve do that I’m the most proud of. I’ve done missions in Italy, Gabon, L<text:span text:style-name="T13">iberia, and Peru. We can all do our little bit to help protect the planet. Sea Shepard seems to do more than most.</text:span></text:p>
          </table:table-cell>
        </table:table-row>
        <table:table-row table:style-name="Table1.1">
          <table:table-cell table:style-name="Table1.A1" office:value-type="string">
            <text:p text:style-name="P24">2019 - 2022</text:p>
          </table:table-cell>
          <table:table-cell table:style-name="Table1.A1" office:value-type="string">
            <text:p text:style-name="P21">Rock climbing guide, Mexico, Vertigo Rock Climbing</text:p>
            <text:p text:style-name="P23">Teaching others how to do something seems to me to be one of the best ways to learn <text:span text:style-name="T30">to me.</text:span> <text:span text:style-name="T30">A</text:span>s you need effective communication, empathy for peoples feelings, and adaptability to teach differently to the individual<text:span text:style-name="T30">s needs</text:span>. Though I would also get a lot of time to climb myself. Rock climbing is about strength, but mostly is is about problem solving, <text:span text:style-name="T30">and the mind</text:span>.</text:p>
          </table:table-cell>
        </table:table-row>
      </table:table>
      <text:p text:style-name="P36"/>
      <text:p text:style-name="P32">PROJEC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My Portfolio</text:p>
          </table:table-cell>
          <table:table-cell table:style-name="Table2.A1" office:value-type="string">
            <text:p text:style-name="P18">My portfolio is simple <text:span text:style-name="T9">project just to host my real projects</text:span>. <text:span text:style-name="T9">Buil</text:span><text:span text:style-name="T14">t</text:span><text:span text:style-name="T9"> with React, and styled-components. </text:span><text:span text:style-name="T14">I do the design myself in Figma for all me projects. Though I’m more interested in the coding.</text:span></text:p>
          </table:table-cell>
          <table:table-cell table:style-name="Table2.C1" office:value-type="string">
            <text:p text:style-name="P1"><text:a xlink:type="simple" xlink:href="https://github.com/sjblurton/portfolio" text:style-name="Internet_20_link" text:visited-style-name="Visited_20_Internet_20_Link"><text:span text:style-name="CharAttribute15"><text:span text:style-name="T11">GitHub Repo</text:span></text:span></text:a></text:p>
          </table:table-cell>
          <table:table-cell table:style-name="Table2.C1" office:value-type="string">
            <text:p text:style-name="P1"><text:a xlink:type="simple" xlink:href="https://simon-blurton.netlify.app/" text:style-name="Internet_20_link" text:visited-style-name="Visited_20_Internet_20_Link"><text:span text:style-name="CharAttribute15"><text:span text:style-name="T10">Live Site</text:span></text:span></text:a></text:p>
          </table:table-cell>
        </table:table-row>
        <table:table-row table:style-name="Table2.1">
          <table:table-cell table:style-name="Table2.A1" office:value-type="string">
            <text:p text:style-name="P19">Big 6</text:p>
          </table:table-cell>
          <table:table-cell table:style-name="Table2.A1" office:value-type="string">
            <text:p text:style-name="P4">A full stack PWA using NEXT.JS, with Firebase AUTH, and Firestore noSQL database. I needed a logbook for my calisthenics, so I built one for the fun of programming, and the joy of calisthenics.</text:p>
          </table:table-cell>
          <table:table-cell table:style-name="Table2.C1" office:value-type="string">
            <text:p text:style-name="P1"><text:a xlink:type="simple" xlink:href="https://github.com/sjblurton/Big-6-Next-js" text:style-name="Internet_20_link" text:visited-style-name="Visited_20_Internet_20_Link"><text:span text:style-name="CharAttribute15"><text:span text:style-name="T11">GitHub Repo</text:span></text:span></text:a></text:p>
          </table:table-cell>
          <table:table-cell table:style-name="Table2.C1" office:value-type="string">
            <text:p text:style-name="P1"><text:a xlink:type="simple" xlink:href="https://big-6-next-js.vercel.app/" text:style-name="Internet_20_link" text:visited-style-name="Visited_20_Internet_20_Link"><text:span text:style-name="CharAttribute15"><text:span text:style-name="T10">Live Site</text:span></text:span></text:a></text:p>
          </table:table-cell>
        </table:table-row>
        <table:table-row table:style-name="Table2.1">
          <table:table-cell table:style-name="Table2.A1" office:value-type="string">
            <text:p text:style-name="P19">V-CLIMB</text:p>
          </table:table-cell>
          <table:table-cell table:style-name="Table2.A1" office:value-type="string">
            <text:p text:style-name="P19">Built in NEXT.JS, using a headless CMS. This Typescript app is in a effort to use computer software to pick the best climbing shoes for the type of climbing that will be done. All the shoes are also vegan.</text:p>
          </table:table-cell>
          <table:table-cell table:style-name="Table2.C1" office:value-type="string">
            <text:p text:style-name="P18"/>
          </table:table-cell>
          <table:table-cell table:style-name="Table2.C1" office:value-type="string">
            <text:p text:style-name="P18"/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Line94247193735168">
          <table:table-cell table:style-name="Table3.A1" office:value-type="string">
            <text:p text:style-name="P20">SKILLS</text:p>
          </table:table-cell>
          <table:table-cell table:style-name="Table3.A1" office:value-type="string">
            <text:p text:style-name="P20">INTERESTS</text:p>
          </table:table-cell>
        </table:table-row>
        <table:table-row table:style-name="TableLine94247189003984">
          <table:table-cell table:style-name="Table3.A1" office:value-type="string">
            <text:p text:style-name="P2"><text:span text:style-name="CharAttribute4"><text:span text:style-name="T16">JavaScript </text:span></text:span><text:span text:style-name="CharAttribute4"><text:span text:style-name="T17">| </text:span></text:span><text:span text:style-name="CharAttribute4"><text:span text:style-name="T18">React </text:span></text:span><text:span text:style-name="CharAttribute4"><text:span text:style-name="T19">| </text:span></text:span><text:span text:style-name="CharAttribute4"><text:span text:style-name="T18">N</text:span></text:span><text:span text:style-name="CharAttribute4"><text:span text:style-name="T20">EXT</text:span></text:span><text:span text:style-name="CharAttribute4"><text:span text:style-name="T18">.js </text:span></text:span><text:span text:style-name="CharAttribute4"><text:span text:style-name="T19">| </text:span></text:span><text:span text:style-name="CharAttribute4"><text:span text:style-name="T18">Gatsby </text:span></text:span><text:span text:style-name="CharAttribute4"><text:span text:style-name="T21">| Typescript</text:span></text:span></text:p>
          </table:table-cell>
          <table:table-cell table:style-name="Table3.A1" office:value-type="string">
            <text:p text:style-name="P11">Rock Climbing <text:span text:style-name="T24">| open source</text:span></text:p>
          </table:table-cell>
        </table:table-row>
        <table:table-row table:style-name="TableLine94247207769824">
          <table:table-cell table:style-name="Table3.A1" office:value-type="string">
            <text:p text:style-name="P9">CSS <text:span text:style-name="T22">| </text:span>SASS <text:span text:style-name="T22">| </text:span>Styled-Components <text:span text:style-name="T22">| </text:span>HTML <text:span text:style-name="T14">| SVG</text:span></text:p>
          </table:table-cell>
          <table:table-cell table:style-name="Table3.A1" office:value-type="string">
            <text:p text:style-name="P11">Mountain Biking <text:span text:style-name="T24">| Nature</text:span></text:p>
          </table:table-cell>
        </table:table-row>
        <table:table-row table:style-name="TableLine94247187444928">
          <table:table-cell table:style-name="Table3.A1" office:value-type="string">
            <text:p text:style-name="P9">Firebase <text:span text:style-name="T22">| </text:span>Firestore <text:span text:style-name="T22">| </text:span>Auth <text:span text:style-name="T22">| </text:span><text:span text:style-name="T23">PWA </text:span><text:span text:style-name="T14">| headless CMS</text:span></text:p>
          </table:table-cell>
          <table:table-cell table:style-name="Table3.A1" office:value-type="string">
            <text:p text:style-name="P17"/>
          </table:table-cell>
        </table:table-row>
      </table:table>
      <text:p text:style-name="P7"/>
      <text:p text:style-name="P7">REFERENCES</text:p>
      <table:table table:name="Table4" table:style-name="Table4">
        <table:table-column table:style-name="Table4.A"/>
        <table:table-column table:style-name="Table4.B"/>
        <table:table-row table:style-name="TableLine94247206278688">
          <table:table-cell table:style-name="Table4.A1" office:value-type="string">
            <text:p text:style-name="P3"><text:span text:style-name="CharAttribute4"><text:span text:style-name="T25">Ben Chaplin</text:span></text:span></text:p>
          </table:table-cell>
          <table:table-cell table:style-name="Table4.A1" office:value-type="string">
            <text:p text:style-name="P29">Martin</text:p>
          </table:table-cell>
        </table:table-row>
        <table:table-row table:style-name="TableLine94247168448736">
          <table:table-cell table:style-name="Table4.A1" office:value-type="string">
            <text:p text:style-name="P12">Super Yacht Captain</text:p>
          </table:table-cell>
          <table:table-cell table:style-name="Table4.A1" office:value-type="string">
            <text:p text:style-name="P29">Owner – Vertigo Rock Climbing</text:p>
          </table:table-cell>
        </table:table-row>
        <table:table-row table:style-name="TableLine94247155229936">
          <table:table-cell table:style-name="Table4.A1" office:value-type="string">
            <text:p text:style-name="P10">+12069723511</text:p>
          </table:table-cell>
          <table:table-cell table:style-name="Table4.A1" office:value-type="string">
            <text:p text:style-name="P5"><text:span text:style-name="CharAttribute4"><text:span text:style-name="T15"/></text:span></text:p>
          </table:table-cell>
        </table:table-row>
        <table:table-row table:style-name="TableLine94247177709824">
          <table:table-cell table:style-name="Table4.A1" office:value-type="string">
            <text:p text:style-name="P8"><text:a xlink:type="simple" xlink:href="mailto:benchaplin_@hotmail.com" text:style-name="Internet_20_link" text:visited-style-name="Visited_20_Internet_20_Link">benchaplin_@hotmail.com</text:a></text:p>
          </table:table-cell>
          <table:table-cell table:style-name="Table4.A1" office:value-type="string">
            <text:p text:style-name="P10"><text:a xlink:type="simple" xlink:href="mailto:jonathan@stansfeld.com" text:style-name="Internet_20_link" text:visited-style-name="Visited_20_Internet_20_Link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justify" style:justify-single-word="false" fo:orphans="0" fo:widows="0" style:writing-mode="lr-tb"/>
      <style:text-properties style:font-name="Batang" fo:font-family="Batang" style:font-family-generic="roman" style:font-pitch="variable" fo:language="en" fo:country="US" style:letter-kerning="true" style:language-asian="ko" style:country-asian="KR"/>
    </style:style>
    <style:style style:name="List_20_Paragraph" style:display-name="List Paragraph" style:family="paragraph" style:parent-style-name="Standard" style:default-outline-level="">
      <style:paragraph-properties fo:margin-left="0.278in" fo:margin-right="0in" fo:text-indent="0in" style:auto-text-indent="false"/>
    </style:style>
    <style:style style:name="ParaAttribute14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>
        <style:tab-stops>
          <style:tab-stop style:position="0.4898in"/>
          <style:tab-stop style:position="3.1874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ttribute1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ttribute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8:15:59.361113448</meta:creation-date>
    <dc:date>2022-01-10T09:34:29.733649561</dc:date>
    <meta:editing-duration>PT24M8S</meta:editing-duration>
    <meta:editing-cycles>5</meta:editing-cycles>
    <meta:generator>LibreOffice/6.4.7.2$Linux_X86_64 LibreOffice_project/40$Build-2</meta:generator>
    <meta:document-statistic meta:table-count="5" meta:image-count="0" meta:object-count="0" meta:page-count="2" meta:paragraph-count="51" meta:word-count="588" meta:character-count="3260" meta:non-whitespace-character-count="2721"/>
  </office:meta>
</office:document-meta>
</file>